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044" officeooo:paragraph-rsid="000dd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ing Data...</text:p>
      <text:p text:style-name="P1">(52500, 784) (52500,)</text:p>
      <text:p text:style-name="P1">(17500, 784) (17500,)</text:p>
      <text:p text:style-name="P1">[ 0. <text:s/>1. <text:s/>2. <text:s/>3. <text:s/>4. <text:s/>5. <text:s/>6. <text:s/>7. <text:s/>8. <text:s/>9.]</text:p>
      <text:p text:style-name="P1">=== VotedPerceptron</text:p>
      <text:p text:style-name="P1">Training Time: 5.67998480797</text:p>
      <text:p text:style-name="P1">Prediction Time: 3247.88642597</text:p>
      <text:p text:style-name="P1">Errors: 1609 ( 9 % of test_datas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20:18:27.702262784</meta:creation-date>
    <dc:date>2014-12-03T20:19:05.521384966</dc:date>
    <meta:editing-duration>P0D</meta:editing-duration>
    <meta:editing-cycles>1</meta:editing-cycles>
    <meta:document-statistic meta:table-count="0" meta:image-count="0" meta:object-count="0" meta:page-count="1" meta:paragraph-count="8" meta:word-count="34" meta:character-count="217" meta:non-whitespace-character-count="175"/>
    <meta:generator>LibreOffice/4.2.7.2$Linux_X86_64 LibreOffice_project/420m0$Build-2</meta:generator>
  </office:meta>
</office:document-meta>
</file>